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42.8mm" svg:height="171.03mm" svg:x="2.21mm" svg:y="41.03mm">
            <loext:p draw:notify-on-update-of-ranges="Feuille1.A3:Feuille1.A5 Feuille1.H2:Feuille1.H2 Feuille1.H3:Feuille1.H5 Feuille1.I2:Feuille1.I2 Feuille1.I3:Feuille1.I5 Feuille1.J2:Feuille1.J2 Feuille1.J3:Feuille1.J5 Feuille1.O2:Feuille1.O2 Feuille1.O3:Feuille1.O5 Feuille1.P2:Feuille1.P2 Feuille1.P3:Feuille1.P5 Feuille1.Q2:Feuille1.Q2 Feuille1.Q3:Feuille1.Q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8" table:default-cell-style-name="Default"/>
        <table:table-row table:style-name="ro1">
          <table:table-cell office:value-type="string" calcext:value-type="string">
            <text:p>Alpha</text:p>
          </table:table-cell>
          <table:table-cell office:value-type="float" office:value="1.5" calcext:value-type="float">
            <text:p>1,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P.d+</text:p>
          </table:table-cell>
          <table:table-cell office:value-type="string" calcext:value-type="string">
            <text:p>P.d-</text:p>
          </table:table-cell>
          <table:table-cell office:value-type="string" calcext:value-type="string">
            <text:p>Delta.d+</text:p>
          </table:table-cell>
          <table:table-cell office:value-type="string" calcext:value-type="string">
            <text:p>Delta.d-</text:p>
          </table:table-cell>
          <table:table-cell office:value-type="string" calcext:value-type="string">
            <text:p>o.d+</text:p>
          </table:table-cell>
          <table:table-cell office:value-type="string" calcext:value-type="string">
            <text:p>o.d-</text:p>
          </table:table-cell>
          <table:table-cell office:value-type="string" calcext:value-type="string">
            <text:p>Solution</text:p>
          </table:table-cell>
          <table:table-cell office:value-type="string" calcext:value-type="string">
            <text:p>Simple</text:p>
          </table:table-cell>
          <table:table-cell office:value-type="string" calcext:value-type="string">
            <text:p>Ratio</text:p>
          </table:table-cell>
          <table:table-cell office:value-type="string" calcext:value-type="string">
            <text:p>log1</text:p>
          </table:table-cell>
          <table:table-cell office:value-type="string" calcext:value-type="string">
            <text:p>log2</text:p>
          </table:table-cell>
          <table:table-cell office:value-type="string" calcext:value-type="string">
            <text:p>log3</text:p>
          </table:table-cell>
          <table:table-cell office:value-type="string" calcext:value-type="string">
            <text:p>Simpler Log</text:p>
          </table:table-cell>
          <table:table-cell office:value-type="string" calcext:value-type="string">
            <text:p>Logarithmic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Vectorial</text:p>
          </table:table-cell>
          <table:table-cell office:value-type="string" calcext:value-type="string">
            <text:p>Pearson</text:p>
          </table:table-cell>
        </table:table-row>
        <table:table-row table:style-name="ro1">
          <table:table-cell office:value-type="string" calcext:value-type="string">
            <text:p>unlock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table:formula="of:=2/(2+1)" office:value-type="float" office:value="0.666666666666667" calcext:value-type="float">
            <text:p>0,6666666667</text:p>
          </table:table-cell>
          <table:table-cell table:formula="of:=PRODUCT([.B3]-[.C3];[.D3]-[.E3];[.F3]-[.G3])*-1" office:value-type="float" office:value="-0" calcext:value-type="float">
            <text:p>0</text:p>
          </table:table-cell>
          <table:table-cell table:formula="of:=([.B3]/([.C3]+1))*([.D3]/([.E3]+1))*([.F3]/([.G3]+1))" office:value-type="float" office:value="0.666666666666667" calcext:value-type="float">
            <text:p>0,6666666667</text:p>
          </table:table-cell>
          <table:table-cell table:formula="of:=([.B3]*POWER([.$B$1];-[.C3]))/([.D3]*POWER([.$B$1];-[.F3]))" office:value-type="float" office:value="1.5" calcext:value-type="float">
            <text:p>1,5</text:p>
          </table:table-cell>
          <table:table-cell table:formula="of:=([.B3]+[.F3])/(POWER([.$B$1];[.C3]+[.G3]))" office:value-type="float" office:value="1.77777777777778" calcext:value-type="float">
            <text:p>1,7777777778</text:p>
          </table:table-cell>
          <table:table-cell table:formula="of:=([.B3]+[.D3])/(POWER([.$B$1];[.C3]+[.G3]))" office:value-type="float" office:value="1.77777777777778" calcext:value-type="float">
            <text:p>1,7777777778</text:p>
          </table:table-cell>
          <table:table-cell table:formula="of:=PRODUCT([.B3];POWER([.$B$1];-[.C3]);[.D3];POWER([.$B$1];-[.E3]);[.F3];POWER([.$B$1];-[.G3]))" office:value-type="float" office:value="1.58024691358025" calcext:value-type="float">
            <text:p>1,5802469136</text:p>
          </table:table-cell>
          <table:table-cell table:formula="of:=SUM([.B3];[.D3];[.F3])/POWER([.$B$1];SUM([.C3];[.E3];[.G3]))" office:value-type="float" office:value="1.18518518518519" calcext:value-type="float">
            <text:p>1,1851851852</text:p>
          </table:table-cell>
          <table:table-cell table:formula="of:=SUM([.B3]*-[.C3];[.D3]*-[.E3];[.F3]*-[.G3])/-12" office:value-type="float" office:value="0.666666666666667" calcext:value-type="float">
            <text:p>0,6666666667</text:p>
          </table:table-cell>
          <table:table-cell table:formula="of:=SQRT(SUM( POWER(ABS(-([.D3]*-[.C3]) + ([.B3]*-[.E3]));2); POWER(ABS(([.F3]*-[.C3]) - ([.B3] *-[.G3]));2); POWER(ABS(-([.F3]*-[.E3]) + ([.D3]*-[.G3]));2) )) / 4.4" office:value-type="float" office:value="0.642824346533225" calcext:value-type="float">
            <text:p>0,6428243465</text:p>
          </table:table-cell>
          <table:table-cell table:formula="of:=(3*SUM([.D3]*-[.E3];[.F3]*-[.G3];[.B3]*-[.C3])-SUM([.B3];[.D3];[.F3])*-SUM([.C3];[.E3];[.G3])) / (SQRT( 3*ABS(SUM(POWER([.B3];2);POWER([.D3];2);POWER([.F3];2))-POWER(SUM([.B3];[.D3];[.F3]);2))) *SQRT( 3*ABS(SUM(POWER([.C3];2);POWER([.E3];2);POWER([.G3];2))-POWER(SUM([.C3];[.E3];[.G3]);2))) ) *-24" office:value-type="float" office:value="-0" calcext:value-type="float">
            <text:p>0</text:p>
          </table:table-cell>
        </table:table-row>
        <table:table-row table:style-name="ro1">
          <table:table-cell office:value-type="string" calcext:value-type="string">
            <text:p>gra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 table:formula="of:=2/(4+1)*2" office:value-type="float" office:value="0.8" calcext:value-type="float">
            <text:p>0,8</text:p>
          </table:table-cell>
          <table:table-cell table:formula="of:=PRODUCT([.B4]-[.C4];[.D4]-[.E4];[.F4]-[.G4])*-1" office:value-type="float" office:value="1" calcext:value-type="float">
            <text:p>1</text:p>
          </table:table-cell>
          <table:table-cell table:formula="of:=([.B4]/([.C4]+1))*([.D4]/([.E4]+1))*([.F4]/([.G4]+1))" office:value-type="float" office:value="0.0555555555555556" calcext:value-type="float">
            <text:p>0,0555555556</text:p>
          </table:table-cell>
          <table:table-cell table:formula="of:=([.B4]*POWER([.$B$1];-[.C4]))/([.D4]*POWER([.$B$1];-[.F4]))" office:value-type="float" office:value="0.333333333333333" calcext:value-type="float">
            <text:p>0,3333333333</text:p>
          </table:table-cell>
          <table:table-cell table:formula="of:=([.B4]+[.F4])/(POWER([.$B$1];[.C4]+[.G4]))" office:value-type="float" office:value="0.395061728395062" calcext:value-type="float">
            <text:p>0,3950617284</text:p>
          </table:table-cell>
          <table:table-cell table:formula="of:=([.B4]+[.D4])/(POWER([.$B$1];[.C4]+[.G4]))" office:value-type="float" office:value="0.592592592592593" calcext:value-type="float">
            <text:p>0,5925925926</text:p>
          </table:table-cell>
          <table:table-cell table:formula="of:=PRODUCT([.B4];POWER([.$B$1];-[.C4]);[.D4];POWER([.$B$1];-[.E4]);[.F4];POWER([.$B$1];-[.G4]))" office:value-type="float" office:value="0.11705532693187" calcext:value-type="float">
            <text:p>0,1170553269</text:p>
          </table:table-cell>
          <table:table-cell table:formula="of:=SUM([.B4];[.D4];[.F4])/POWER([.$B$1];SUM([.C4];[.E4];[.G4]))" office:value-type="float" office:value="0.23411065386374" calcext:value-type="float">
            <text:p>0,2341106539</text:p>
          </table:table-cell>
          <table:table-cell table:formula="of:=SUM([.B4]*-[.C4];[.D4]*-[.E4];[.F4]*-[.G4])/-12" office:value-type="float" office:value="0.833333333333333" calcext:value-type="float">
            <text:p>0,8333333333</text:p>
          </table:table-cell>
          <table:table-cell table:formula="of:=SQRT(SUM( POWER(ABS(-([.D4]*-[.C4]) + ([.B4]*-[.E4]));2); POWER(ABS(([.F4]*-[.C4]) - ([.B4] *-[.G4]));2); POWER(ABS(-([.F4]*-[.E4]) + ([.D4]*-[.G4]));2) )) / 4.4" office:value-type="float" office:value="0.321412173266612" calcext:value-type="float">
            <text:p>0,3214121733</text:p>
          </table:table-cell>
          <table:table-cell table:formula="of:=(3*SUM([.D4]*-[.E4];[.F4]*-[.G4];[.B4]*-[.C4])-SUM([.B4];[.D4];[.F4])*-SUM([.C4];[.E4];[.G4])) / (SQRT( 3*ABS(SUM(POWER([.B4];2);POWER([.D4];2);POWER([.F4];2))-POWER(SUM([.B4];[.D4];[.F4]);2))) *SQRT( 3*ABS(SUM(POWER([.C4];2);POWER([.E4];2);POWER([.G4];2))-POWER(SUM([.C4];[.E4];[.G4]);2))) ) *-24" office:value-type="float" office:value="0.894427190999916" calcext:value-type="float">
            <text:p>0,894427191</text:p>
          </table:table-cell>
        </table:table-row>
        <table:table-row table:style-name="ro1">
          <table:table-cell office:value-type="string" calcext:value-type="string">
            <text:p>go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3/(3+1)*2" office:value-type="float" office:value="1.5" calcext:value-type="float">
            <text:p>1,5</text:p>
          </table:table-cell>
          <table:table-cell table:formula="of:=PRODUCT([.B5]-[.C5];[.D5]-[.E5];[.F5]-[.G5])*-1" office:value-type="float" office:value="-0" calcext:value-type="float">
            <text:p>0</text:p>
          </table:table-cell>
          <table:table-cell table:formula="of:=([.B5]/([.C5]+1))*([.D5]/([.E5]+1))*([.F5]/([.G5]+1))" office:value-type="float" office:value="0.0740740740740741" calcext:value-type="float">
            <text:p>0,0740740741</text:p>
          </table:table-cell>
          <table:table-cell table:formula="of:=([.B5]*POWER([.$B$1];-[.C5]))/([.D5]*POWER([.$B$1];-[.F5]))" office:value-type="float" office:value="0.666666666666667" calcext:value-type="float">
            <text:p>0,6666666667</text:p>
          </table:table-cell>
          <table:table-cell table:formula="of:=([.B5]+[.F5])/(POWER([.$B$1];[.C5]+[.G5]))" office:value-type="float" office:value="0.592592592592593" calcext:value-type="float">
            <text:p>0,5925925926</text:p>
          </table:table-cell>
          <table:table-cell table:formula="of:=([.B5]+[.D5])/(POWER([.$B$1];[.C5]+[.G5]))" office:value-type="float" office:value="0.790123456790123" calcext:value-type="float">
            <text:p>0,7901234568</text:p>
          </table:table-cell>
          <table:table-cell table:formula="of:=PRODUCT([.B5];POWER([.$B$1];-[.C5]);[.D5];POWER([.$B$1];-[.E5]);[.F5];POWER([.$B$1];-[.G5]))" office:value-type="float" office:value="0.104049179494996" calcext:value-type="float">
            <text:p>0,1040491795</text:p>
          </table:table-cell>
          <table:table-cell table:formula="of:=SUM([.B5];[.D5];[.F5])/POWER([.$B$1];SUM([.C5];[.E5];[.G5]))" office:value-type="float" office:value="0.130061474368745" calcext:value-type="float">
            <text:p>0,1300614744</text:p>
          </table:table-cell>
          <table:table-cell table:formula="of:=SUM([.B5]*-[.C5];[.D5]*-[.E5];[.F5]*-[.G5])/-12" office:value-type="float" office:value="1.33333333333333" calcext:value-type="float">
            <text:p>1,3333333333</text:p>
          </table:table-cell>
          <table:table-cell table:formula="of:=SQRT(SUM( POWER(ABS(-([.D5]*-[.C5]) + ([.B5]*-[.E5]));2); POWER(ABS(([.F5]*-[.C5]) - ([.B5] *-[.G5]));2); POWER(ABS(-([.F5]*-[.E5]) + ([.D5]*-[.G5]));2) )) / 4.4" office:value-type="float" office:value="1.45525550850747" calcext:value-type="float">
            <text:p>1,4552555085</text:p>
          </table:table-cell>
          <table:table-cell table:formula="of:=(3*SUM([.D5]*-[.E5];[.F5]*-[.G5];[.B5]*-[.C5])-SUM([.B5];[.D5];[.F5])*-SUM([.C5];[.E5];[.G5])) / (SQRT( 3*ABS(SUM(POWER([.B5];2);POWER([.D5];2);POWER([.F5];2))-POWER(SUM([.B5];[.D5];[.F5]);2))) *SQRT( 3*ABS(SUM(POWER([.C5];2);POWER([.E5];2);POWER([.G5];2))-POWER(SUM([.C5];[.E5];[.G5]);2))) ) *-24" office:value-type="float" office:value="0.866025403784439" calcext:value-type="float">
            <text:p>0,86602540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10:13:50.8012412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ine GRÉA</meta:initial-creator>
    <meta:creation-date>2016-02-23T11:23:02.983599638</meta:creation-date>
    <dc:date>2016-03-15T10:14:14.689512976</dc:date>
    <meta:editing-duration>PT2H16M30S</meta:editing-duration>
    <meta:editing-cycles>15</meta:editing-cycles>
    <meta:generator>LibreOffice/5.1.1.2$Linux_X86_64 LibreOffice_project/10m0$Build-2</meta:generator>
    <meta:document-statistic meta:table-count="1" meta:cell-count="74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draw:stroke="none" svg:stroke-color="#93a1a1"/>
      <style:text-properties fo:color="#dc322f" fo:font-family="Aller" style:font-style-name="Gras" fo:font-size="18pt" fo:font-weight="bold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false" chart:logarithmic="false" chart:minimum="0" chart:maximum="1.5" chart:origin="0" chart:interval-major="0.5" chart:interval-minor-divisor="2" chart:reverse-direction="false" text:line-break="false" loext:try-staggering-first="false" chart:link-data-style-to-source="true" chart:axis-position="1"/>
      <style:graphic-properties svg:stroke-width="0.1cm"/>
      <style:text-properties fo:font-family="'Aller Display'" style:font-style-name="Normal" fo:font-size="14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7cm" svg:stroke-color="#fdf6e3" draw:fill-color="#fdf6e3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automatic" chart:symbol-width="0.25cm" chart:symbol-height="0.25cm" chart:link-data-style-to-source="true"/>
      <style:graphic-properties draw:stroke-dash="Ultrafine_20_Dashed" svg:stroke-width="0.08cm" svg:stroke-color="#d33682" draw:fill-color="#d33682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25cm" chart:symbol-height="0.25cm" chart:link-data-style-to-source="true"/>
      <style:graphic-properties draw:stroke="dash" draw:stroke-dash="Ultrafine_20_Dashed" svg:stroke-width="0.08cm" svg:stroke-color="#657b83" draw:fill-color="#657b83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25cm" chart:symbol-height="0.25cm" chart:link-data-style-to-source="true"/>
      <style:graphic-properties draw:stroke="dash" draw:stroke-dash="Fine_20_Dashed" svg:stroke-width="0.08cm" svg:stroke-color="#859900" draw:fill-color="#85990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25cm" chart:symbol-height="0.25cm" chart:link-data-style-to-source="true"/>
      <style:graphic-properties draw:stroke="dash" draw:stroke-dash="Ultrafine_20_2_20_Dots_20_3_20_Dashes" svg:stroke-width="0.08cm" svg:stroke-color="#dc322f" draw:fill-color="#dc322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dash" draw:stroke-dash="Dashed_20__28_var_29_" svg:stroke-width="0.08cm" svg:stroke-color="#268bd2" draw:fill-color="#268bd2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281cm" svg:height="17.104cm" xlink:href=".." xlink:type="simple" chart:class="chart:radar" chart:style-name="ch1">
        <chart:legend svg:x="18.735cm" svg:y="1.981cm" style:legend-expansion="custom" chartooo:width="5.222cm" chartooo:height="5.874cm" style:legend-expansion-aspect-ratio="0.889002383384406" chart:style-name="ch2"/>
        <chart:plot-area chart:style-name="ch3" table:cell-range-address="Feuille1.A3:Feuille1.A5 Feuille1.H2:Feuille1.J5 Feuille1.O2:Feuille1.Q5" chart:data-source-has-labels="both" svg:x="1.694cm" svg:y="1.153cm" svg:width="16.006cm" svg:height="15.948cm">
          <chartooo:coordinate-region svg:x="1.82cm" svg:y="2.87cm" svg:width="16.363cm" svg:height="14.231cm"/>
          <chart:axis chart:dimension="x" chart:name="primary-x" chart:style-name="ch4" chartooo:axis-type="auto">
            <chartooo:date-scale/>
            <chart:categories table:cell-range-address="Feuille1.A3:Feuille1.A5"/>
          </chart:axis>
          <chart:axis chart:dimension="y" chart:name="primary-y" chart:style-name="ch5"/>
          <chart:series chart:style-name="ch6" chart:values-cell-range-address="Feuille1.H3:Feuille1.H5" chart:label-cell-address="Feuille1.H2:Feuille1.H2" chart:class="chart:radar">
            <chart:data-point chart:repeated="3"/>
          </chart:series>
          <chart:series chart:style-name="ch7" chart:values-cell-range-address="Feuille1.I3:Feuille1.I5" chart:label-cell-address="Feuille1.I2:Feuille1.I2" chart:class="chart:radar">
            <chart:data-point chart:repeated="3"/>
          </chart:series>
          <chart:series chart:style-name="ch8" chart:values-cell-range-address="Feuille1.J3:Feuille1.J5" chart:label-cell-address="Feuille1.J2:Feuille1.J2" chart:class="chart:radar">
            <chart:data-point chart:repeated="3"/>
          </chart:series>
          <chart:series chart:style-name="ch9" chart:values-cell-range-address="Feuille1.O3:Feuille1.O5" chart:label-cell-address="Feuille1.O2:Feuille1.O2" chart:class="chart:radar">
            <chart:data-point chart:repeated="3"/>
          </chart:series>
          <chart:series chart:style-name="ch10" chart:values-cell-range-address="Feuille1.P3:Feuille1.P5" chart:label-cell-address="Feuille1.P2:Feuille1.P2" chart:class="chart:radar">
            <chart:data-point chart:repeated="3"/>
          </chart:series>
          <chart:series chart:style-name="ch11" chart:values-cell-range-address="Feuille1.Q3:Feuille1.Q5" chart:label-cell-address="Feuille1.Q2:Feuille1.Q2" chart:class="chart:rad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lution</text:p>
                <draw:g>
                  <svg:desc>Feuille1.H2:Feuille1.H2</svg:desc>
                </draw:g>
              </table:table-cell>
              <table:table-cell office:value-type="string">
                <text:p>Simple</text:p>
                <draw:g>
                  <svg:desc>Feuille1.I2:Feuille1.I2</svg:desc>
                </draw:g>
              </table:table-cell>
              <table:table-cell office:value-type="string">
                <text:p>Ratio</text:p>
                <draw:g>
                  <svg:desc>Feuille1.J2:Feuille1.J2</svg:desc>
                </draw:g>
              </table:table-cell>
              <table:table-cell office:value-type="string">
                <text:p>Logarithmic</text:p>
                <draw:g>
                  <svg:desc>Feuille1.O2:Feuille1.O2</svg:desc>
                </draw:g>
              </table:table-cell>
              <table:table-cell office:value-type="string">
                <text:p>Scalar</text:p>
                <draw:g>
                  <svg:desc>Feuille1.P2:Feuille1.P2</svg:desc>
                </draw:g>
              </table:table-cell>
              <table:table-cell office:value-type="string">
                <text:p>Vectorial</text:p>
                <draw:g>
                  <svg:desc>Feuille1.Q2:Feuille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lock</text:p>
                <draw:g>
                  <svg:desc>Feuille1.A3:Feuille1.A5</svg:desc>
                </draw:g>
              </table:table-cell>
              <table:table-cell office:value-type="float" office:value="0.666666666666667">
                <text:p>0.666666666666667</text:p>
                <draw:g>
                  <svg:desc>Feuille1.H3:Feuille1.H5</svg:desc>
                </draw:g>
              </table:table-cell>
              <table:table-cell office:value-type="float" office:value="-0">
                <text:p>-0</text:p>
                <draw:g>
                  <svg:desc>Feuille1.I3:Feuille1.I5</svg:desc>
                </draw:g>
              </table:table-cell>
              <table:table-cell office:value-type="float" office:value="0.666666666666667">
                <text:p>0.666666666666667</text:p>
                <draw:g>
                  <svg:desc>Feuille1.J3:Feuille1.J5</svg:desc>
                </draw:g>
              </table:table-cell>
              <table:table-cell office:value-type="float" office:value="1.18518518518519">
                <text:p>1.18518518518519</text:p>
                <draw:g>
                  <svg:desc>Feuille1.O3:Feuille1.O5</svg:desc>
                </draw:g>
              </table:table-cell>
              <table:table-cell office:value-type="float" office:value="0.666666666666667">
                <text:p>0.666666666666667</text:p>
                <draw:g>
                  <svg:desc>Feuille1.P3:Feuille1.P5</svg:desc>
                </draw:g>
              </table:table-cell>
              <table:table-cell office:value-type="float" office:value="0.642824346533225">
                <text:p>0.642824346533225</text:p>
                <draw:g>
                  <svg:desc>Feuille1.Q3:Feuille1.Q5</svg:desc>
                </draw:g>
              </table:table-cell>
            </table:table-row>
            <table:table-row>
              <table:table-cell office:value-type="string">
                <text:p>grab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23411065386374">
                <text:p>0.23411065386374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321412173266612">
                <text:p>0.321412173266612</text:p>
              </table:table-cell>
            </table:table-row>
            <table:table-row>
              <table:table-cell office:value-type="string">
                <text:p>go</text:p>
              </table:table-cell>
              <table:table-cell office:value-type="float" office:value="1.5">
                <text:p>1.5</text:p>
              </table:table-cell>
              <table:table-cell office:value-type="float" office:value="-0">
                <text:p>-0</text:p>
              </table:table-cell>
              <table:table-cell office:value-type="float" office:value="0.0740740740740741">
                <text:p>0.0740740740740741</text:p>
              </table:table-cell>
              <table:table-cell office:value-type="float" office:value="0.130061474368745">
                <text:p>0.13006147436874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45525550850747">
                <text:p>1.455255508507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istance="50%"/>
  </office:styles>
</office:document-styles>
</file>